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2.748in"/>
    </style:style>
    <style:style style:name="co6" style:family="table-column">
      <style:table-column-properties fo:break-before="auto" style:column-width="2.1465in"/>
    </style:style>
    <style:style style:name="co7" style:family="table-column">
      <style:table-column-properties fo:break-before="auto" style:column-width="1.2602in"/>
    </style:style>
    <style:style style:name="co8" style:family="table-column">
      <style:table-column-properties fo:break-before="auto" style:column-width="1.1126in"/>
    </style:style>
    <style:style style:name="co9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40"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10037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D4:.D150])" office:value-type="float" office:value="219.5" calcext:value-type="float">
            <text:p>219.5</text:p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7" office:value-type="date" office:date-value="2014-05-10" calcext:value-type="date">
            <text:p>10/05/14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405.5" calcext:value-type="float">
            <text:p>405.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tot </text:p>
          </table:table-cell>
          <table:table-cell table:style-name="ce6" office:value-type="string" calcext:value-type="string">
            <text:p>duur</text:p>
          </table:table-cell>
          <table:table-cell table:style-name="ce6" office:value-type="string" calcext:value-type="string">
            <text:p>uren totaal</text:p>
          </table:table-cell>
          <table:table-cell table:style-name="ce6" office:value-type="string" calcext:value-type="string">
            <text:p>uren te gaan</text:p>
          </table:table-cell>
          <table:table-cell table:style-name="ce8" office:value-type="string" calcext:value-type="string">
            <text:p>wat</text:p>
          </table:table-cell>
          <table:table-cell table:style-name="ce8" table:number-columns-repeated="2"/>
          <table:table-cell table:style-name="ce9"/>
          <table:table-cell table:style-name="ce8" table:number-columns-repeated="1012"/>
        </table:table-row>
        <table:table-row table:style-name="ro2">
          <table:table-cell office:value-type="date" office:date-value="2013-08-07" calcext:value-type="date">
            <text:p>7/08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4]-[.B4])*24;24)" office:value-type="float" office:value="0.999999999999999" calcext:value-type="float">
            <text:p>1.00</text:p>
          </table:table-cell>
          <table:table-cell table:formula="of:=SUM([.$D$4:.$D4])" office:value-type="float" office:value="0.999999999999999" calcext:value-type="float">
            <text:p>1.00</text:p>
          </table:table-cell>
          <table:table-cell table:formula="of:=625-[.E4]" office:value-type="float" office:value="624" calcext:value-type="float">
            <text:p>624.00</text:p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6]-[.B6])*24;24)" office:value-type="float" office:value="3" calcext:value-type="float">
            <text:p>3.00</text:p>
          </table:table-cell>
          <table:table-cell table:formula="of:=SUM([.$D$4:.$D6])" office:value-type="float" office:value="4" calcext:value-type="float">
            <text:p>4.00</text:p>
          </table:table-cell>
          <table:table-cell table:formula="of:=625-[.E6]" office:value-type="float" office:value="621" calcext:value-type="float">
            <text:p>621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09" calcext:value-type="date">
            <text:p>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7]-[.B7])*24;24)" office:value-type="float" office:value="4" calcext:value-type="float">
            <text:p>4.00</text:p>
          </table:table-cell>
          <table:table-cell table:formula="of:=SUM([.$D$4:.$D7])" office:value-type="float" office:value="8" calcext:value-type="float">
            <text:p>8.00</text:p>
          </table:table-cell>
          <table:table-cell table:formula="of:=625-[.E7]" office:value-type="float" office:value="617" calcext:value-type="float">
            <text:p>61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8]-[.B8])*24;24)" office:value-type="float" office:value="3" calcext:value-type="float">
            <text:p>3.00</text:p>
          </table:table-cell>
          <table:table-cell table:formula="of:=SUM([.$D$4:.$D8])" office:value-type="float" office:value="11" calcext:value-type="float">
            <text:p>11.00</text:p>
          </table:table-cell>
          <table:table-cell table:formula="of:=625-[.E8]" office:value-type="float" office:value="614" calcext:value-type="float">
            <text:p>614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0" calcext:value-type="date">
            <text:p>1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9]-[.B9])*24;24)" office:value-type="float" office:value="4" calcext:value-type="float">
            <text:p>4.00</text:p>
          </table:table-cell>
          <table:table-cell table:formula="of:=SUM([.$D$4:.$D9])" office:value-type="float" office:value="15" calcext:value-type="float">
            <text:p>15.00</text:p>
          </table:table-cell>
          <table:table-cell table:formula="of:=625-[.E9]" office:value-type="float" office:value="610" calcext:value-type="float">
            <text:p>61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0]-[.B10])*24;24)" office:value-type="float" office:value="3" calcext:value-type="float">
            <text:p>3.00</text:p>
          </table:table-cell>
          <table:table-cell table:formula="of:=SUM([.$D$4:.$D10])" office:value-type="float" office:value="18" calcext:value-type="float">
            <text:p>18.00</text:p>
          </table:table-cell>
          <table:table-cell table:formula="of:=625-[.E10]" office:value-type="float" office:value="607" calcext:value-type="float">
            <text:p>607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1" calcext:value-type="date">
            <text:p>11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1]-[.B11])*24;24)" office:value-type="float" office:value="4" calcext:value-type="float">
            <text:p>4.00</text:p>
          </table:table-cell>
          <table:table-cell table:formula="of:=SUM([.$D$4:.$D11])" office:value-type="float" office:value="22" calcext:value-type="float">
            <text:p>22.00</text:p>
          </table:table-cell>
          <table:table-cell table:formula="of:=625-[.E11]" office:value-type="float" office:value="603" calcext:value-type="float">
            <text:p>60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2]-[.B12])*24;24)" office:value-type="float" office:value="3" calcext:value-type="float">
            <text:p>3.00</text:p>
          </table:table-cell>
          <table:table-cell table:formula="of:=SUM([.$D$4:.$D12])" office:value-type="float" office:value="25" calcext:value-type="float">
            <text:p>25.00</text:p>
          </table:table-cell>
          <table:table-cell table:formula="of:=625-[.E12]" office:value-type="float" office:value="600" calcext:value-type="float">
            <text:p>600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2" calcext:value-type="date">
            <text:p>12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3]-[.B13])*24;24)" office:value-type="float" office:value="4" calcext:value-type="float">
            <text:p>4.00</text:p>
          </table:table-cell>
          <table:table-cell table:formula="of:=SUM([.$D$4:.$D13])" office:value-type="float" office:value="29" calcext:value-type="float">
            <text:p>29.00</text:p>
          </table:table-cell>
          <table:table-cell table:formula="of:=625-[.E13]" office:value-type="float" office:value="596" calcext:value-type="float">
            <text:p>596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4]-[.B14])*24;24)" office:value-type="float" office:value="3" calcext:value-type="float">
            <text:p>3.00</text:p>
          </table:table-cell>
          <table:table-cell table:formula="of:=SUM([.$D$4:.$D14])" office:value-type="float" office:value="32" calcext:value-type="float">
            <text:p>32.00</text:p>
          </table:table-cell>
          <table:table-cell table:formula="of:=625-[.E14]" office:value-type="float" office:value="593" calcext:value-type="float">
            <text:p>593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3" calcext:value-type="date">
            <text:p>13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5]-[.B15])*24;24)" office:value-type="float" office:value="4" calcext:value-type="float">
            <text:p>4.00</text:p>
          </table:table-cell>
          <table:table-cell table:formula="of:=SUM([.$D$4:.$D15])" office:value-type="float" office:value="36" calcext:value-type="float">
            <text:p>36.00</text:p>
          </table:table-cell>
          <table:table-cell table:formula="of:=625-[.E15]" office:value-type="float" office:value="589" calcext:value-type="float">
            <text:p>589.0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5" calcext:value-type="date">
            <text:p>15/09/13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8H30M00S" calcext:value-type="time">
            <text:p>18:30</text:p>
          </table:table-cell>
          <table:table-cell table:formula="of:=MOD(([.C16]-[.B16])*24;24)" office:value-type="float" office:value="2.5" calcext:value-type="float">
            <text:p>2.50</text:p>
          </table:table-cell>
          <table:table-cell table:formula="of:=SUM([.$D$4:.$D16])" office:value-type="float" office:value="38.5" calcext:value-type="float">
            <text:p>38.50</text:p>
          </table:table-cell>
          <table:table-cell table:formula="of:=625-[.E16]" office:value-type="float" office:value="586.5" calcext:value-type="float">
            <text:p>58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7]-[.B17])*24;24)" office:value-type="float" office:value="3" calcext:value-type="float">
            <text:p>3.00</text:p>
          </table:table-cell>
          <table:table-cell table:formula="of:=SUM([.$D$4:.$D17])" office:value-type="float" office:value="41.5" calcext:value-type="float">
            <text:p>41.50</text:p>
          </table:table-cell>
          <table:table-cell table:formula="of:=625-[.E17]" office:value-type="float" office:value="583.5" calcext:value-type="float">
            <text:p>583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6" calcext:value-type="date">
            <text:p>16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18]-[.B18])*24;24)" office:value-type="float" office:value="4" calcext:value-type="float">
            <text:p>4.00</text:p>
          </table:table-cell>
          <table:table-cell table:formula="of:=SUM([.$D$4:.$D18])" office:value-type="float" office:value="45.5" calcext:value-type="float">
            <text:p>45.50</text:p>
          </table:table-cell>
          <table:table-cell table:formula="of:=625-[.E18]" office:value-type="float" office:value="579.5" calcext:value-type="float">
            <text:p>57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19]-[.B19])*24;24)" office:value-type="float" office:value="3" calcext:value-type="float">
            <text:p>3.00</text:p>
          </table:table-cell>
          <table:table-cell table:formula="of:=SUM([.$D$4:.$D19])" office:value-type="float" office:value="48.5" calcext:value-type="float">
            <text:p>48.50</text:p>
          </table:table-cell>
          <table:table-cell table:formula="of:=625-[.E19]" office:value-type="float" office:value="576.5" calcext:value-type="float">
            <text:p>576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7" calcext:value-type="date">
            <text:p>17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0]-[.B20])*24;24)" office:value-type="float" office:value="4" calcext:value-type="float">
            <text:p>4.00</text:p>
          </table:table-cell>
          <table:table-cell table:formula="of:=SUM([.$D$4:.$D20])" office:value-type="float" office:value="52.5" calcext:value-type="float">
            <text:p>52.50</text:p>
          </table:table-cell>
          <table:table-cell table:formula="of:=625-[.E20]" office:value-type="float" office:value="572.5" calcext:value-type="float">
            <text:p>57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1]-[.B21])*24;24)" office:value-type="float" office:value="3" calcext:value-type="float">
            <text:p>3.00</text:p>
          </table:table-cell>
          <table:table-cell table:formula="of:=SUM([.$D$4:.$D21])" office:value-type="float" office:value="55.5" calcext:value-type="float">
            <text:p>55.50</text:p>
          </table:table-cell>
          <table:table-cell table:formula="of:=625-[.E21]" office:value-type="float" office:value="569.5" calcext:value-type="float">
            <text:p>569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8" calcext:value-type="date">
            <text:p>18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2]-[.B22])*24;24)" office:value-type="float" office:value="4" calcext:value-type="float">
            <text:p>4.00</text:p>
          </table:table-cell>
          <table:table-cell table:formula="of:=SUM([.$D$4:.$D22])" office:value-type="float" office:value="59.5" calcext:value-type="float">
            <text:p>59.50</text:p>
          </table:table-cell>
          <table:table-cell table:formula="of:=625-[.E22]" office:value-type="float" office:value="565.5" calcext:value-type="float">
            <text:p>565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3]-[.B23])*24;24)" office:value-type="float" office:value="3" calcext:value-type="float">
            <text:p>3.00</text:p>
          </table:table-cell>
          <table:table-cell table:formula="of:=SUM([.$D$4:.$D23])" office:value-type="float" office:value="62.5" calcext:value-type="float">
            <text:p>62.50</text:p>
          </table:table-cell>
          <table:table-cell table:formula="of:=625-[.E23]" office:value-type="float" office:value="562.5" calcext:value-type="float">
            <text:p>562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24]-[.B24])*24;24)" office:value-type="float" office:value="4" calcext:value-type="float">
            <text:p>4.00</text:p>
          </table:table-cell>
          <table:table-cell table:formula="of:=SUM([.$D$4:.$D24])" office:value-type="float" office:value="66.5" calcext:value-type="float">
            <text:p>66.50</text:p>
          </table:table-cell>
          <table:table-cell table:formula="of:=625-[.E24]" office:value-type="float" office:value="558.5" calcext:value-type="float">
            <text:p>558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19" calcext:value-type="date">
            <text:p>19/09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00M00S" calcext:value-type="time">
            <text:p>20:00</text:p>
          </table:table-cell>
          <table:table-cell table:formula="of:=MOD(([.C25]-[.B25])*24;24)" office:value-type="float" office:value="1" calcext:value-type="float">
            <text:p>1.00</text:p>
          </table:table-cell>
          <table:table-cell table:formula="of:=SUM([.$D$4:.$D25])" office:value-type="float" office:value="67.5" calcext:value-type="float">
            <text:p>67.50</text:p>
          </table:table-cell>
          <table:table-cell table:formula="of:=625-[.E25]" office:value-type="float" office:value="557.5" calcext:value-type="float">
            <text:p>557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26]-[.B26])*24;24)" office:value-type="float" office:value="3" calcext:value-type="float">
            <text:p>3.00</text:p>
          </table:table-cell>
          <table:table-cell table:formula="of:=SUM([.$D$4:.$D26])" office:value-type="float" office:value="70.5" calcext:value-type="float">
            <text:p>70.50</text:p>
          </table:table-cell>
          <table:table-cell table:formula="of:=625-[.E26]" office:value-type="float" office:value="554.5" calcext:value-type="float">
            <text:p>554.50</text:p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2">
          <table:table-cell office:value-type="date" office:date-value="2013-09-20" calcext:value-type="date">
            <text:p>20/09/13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6H00M00S" calcext:value-type="time">
            <text:p>16:00</text:p>
          </table:table-cell>
          <table:table-cell table:formula="of:=MOD(([.C27]-[.B27])*24;24)" office:value-type="float" office:value="3" calcext:value-type="float">
            <text:p>3.00</text:p>
          </table:table-cell>
          <table:table-cell table:formula="of:=SUM([.$D$4:.$D27])" office:value-type="float" office:value="73.5" calcext:value-type="float">
            <text:p>73.50</text:p>
          </table:table-cell>
          <table:table-cell table:formula="of:=625-[.E27]" office:value-type="float" office:value="551.5" calcext:value-type="float">
            <text:p>551.50</text:p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0-14" calcext:value-type="date">
            <text:p>14/10/13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29]-[.B29])*24;24)" office:value-type="float" office:value="0.999999999999999" calcext:value-type="float">
            <text:p>1.00</text:p>
          </table:table-cell>
          <table:table-cell table:formula="of:=SUM([.$D$4:.$D29])" office:value-type="float" office:value="74.5" calcext:value-type="float">
            <text:p>74.50</text:p>
          </table:table-cell>
          <table:table-cell table:formula="of:=625-[.E29]" office:value-type="float" office:value="550.5" calcext:value-type="float">
            <text:p>550.50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3-11-18" calcext:value-type="date">
            <text:p>18/11/13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6H00M00S" calcext:value-type="time">
            <text:p>16:00</text:p>
          </table:table-cell>
          <table:table-cell table:formula="of:=MOD(([.C31]-[.B31])*24;24)" office:value-type="float" office:value="0.999999999999999" calcext:value-type="float">
            <text:p>1.00</text:p>
          </table:table-cell>
          <table:table-cell table:formula="of:=SUM([.$D$4:.$D31])" office:value-type="float" office:value="75.5" calcext:value-type="float">
            <text:p>75.50</text:p>
          </table:table-cell>
          <table:table-cell table:formula="of:=625-[.E31]" office:value-type="float" office:value="549.5" calcext:value-type="float">
            <text:p>549.50</text:p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2">
          <table:table-cell office:value-type="date" office:date-value="2013-11-19" calcext:value-type="date">
            <text:p>19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1H00M00S" calcext:value-type="time">
            <text:p>21:00</text:p>
          </table:table-cell>
          <table:table-cell table:formula="of:=MOD(([.C32]-[.B32])*24;24)" office:value-type="float" office:value="3" calcext:value-type="float">
            <text:p>3.00</text:p>
          </table:table-cell>
          <table:table-cell table:formula="of:=SUM([.$D$4:.$D32])" office:value-type="float" office:value="78.5" calcext:value-type="float">
            <text:p>78.50</text:p>
          </table:table-cell>
          <table:table-cell table:formula="of:=625-[.E32]" office:value-type="float" office:value="546.5" calcext:value-type="float">
            <text:p>546.50</text:p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2">
          <table:table-cell office:value-type="date" office:date-value="2013-11-27" calcext:value-type="date">
            <text:p>27/11/13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33]-[.B33])*24;24)" office:value-type="float" office:value="1.5" calcext:value-type="float">
            <text:p>1.50</text:p>
          </table:table-cell>
          <table:table-cell table:formula="of:=SUM([.$D$4:.$D33])" office:value-type="float" office:value="80" calcext:value-type="float">
            <text:p>80.00</text:p>
          </table:table-cell>
          <table:table-cell table:formula="of:=625-[.E33]" office:value-type="float" office:value="545" calcext:value-type="float">
            <text:p>545.00</text:p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12-06" calcext:value-type="date">
            <text:p>6/1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1H00M00S" calcext:value-type="time">
            <text:p>11:00</text:p>
          </table:table-cell>
          <table:table-cell table:formula="of:=MOD(([.C35]-[.B35])*24;24)" office:value-type="float" office:value="0.5" calcext:value-type="float">
            <text:p>0.50</text:p>
          </table:table-cell>
          <table:table-cell table:formula="of:=SUM([.$D$4:.$D35])" office:value-type="float" office:value="80.5" calcext:value-type="float">
            <text:p>80.50</text:p>
          </table:table-cell>
          <table:table-cell table:formula="of:=625-[.E35]" office:value-type="float" office:value="544.5" calcext:value-type="float">
            <text:p>544.50</text:p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2">
          <table:table-cell office:value-type="date" office:date-value="2013-12-10" calcext:value-type="date">
            <text:p>10/12/13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36]-[.B36])*24;24)" office:value-type="float" office:value="1.5" calcext:value-type="float">
            <text:p>1.50</text:p>
          </table:table-cell>
          <table:table-cell table:formula="of:=SUM([.$D$4:.$D36])" office:value-type="float" office:value="82" calcext:value-type="float">
            <text:p>82.00</text:p>
          </table:table-cell>
          <table:table-cell table:formula="of:=625-[.E36]" office:value-type="float" office:value="543" calcext:value-type="float">
            <text:p>543.00</text:p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2">
          <table:table-cell table:number-columns-repeated="1022"/>
        </table:table-row>
        <table:table-row table:style-name="ro2">
          <table:table-cell office:value-type="date" office:date-value="2014-02-10" calcext:value-type="date">
            <text:p>10/02/14</text:p>
          </table:table-cell>
          <table:table-cell office:value-type="time" office:time-value="PT14H00M00S" calcext:value-type="time">
            <text:p>14:00</text:p>
          </table:table-cell>
          <table:table-cell office:value-type="time" office:time-value="PT15H00M00S" calcext:value-type="time">
            <text:p>15:00</text:p>
          </table:table-cell>
          <table:table-cell table:formula="of:=MOD(([.C38]-[.B38])*24;24)" office:value-type="float" office:value="0.999999999999999" calcext:value-type="float">
            <text:p>1.00</text:p>
          </table:table-cell>
          <table:table-cell table:formula="of:=SUM([.$D$4:.$D38])" office:value-type="float" office:value="83" calcext:value-type="float">
            <text:p>83.00</text:p>
          </table:table-cell>
          <table:table-cell table:formula="of:=625-[.E38]" office:value-type="float" office:value="542" calcext:value-type="float">
            <text:p>542.00</text:p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20M00S" calcext:value-type="time">
            <text:p>12:20</text:p>
          </table:table-cell>
          <table:table-cell table:formula="of:=MOD(([.C39]-[.B39])*24;24)" office:value-type="float" office:value="3.5" calcext:value-type="float">
            <text:p>3.50</text:p>
          </table:table-cell>
          <table:table-cell table:formula="of:=SUM([.$D$4:.$D39])" office:value-type="float" office:value="86.5" calcext:value-type="float">
            <text:p>86.50</text:p>
          </table:table-cell>
          <table:table-cell table:formula="of:=625-[.E39]" office:value-type="float" office:value="538.5" calcext:value-type="float">
            <text:p>538.50</text:p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5M00S" calcext:value-type="time">
            <text:p>15:05</text:p>
          </table:table-cell>
          <table:table-cell table:formula="of:=MOD(([.C40]-[.B40])*24;24)" office:value-type="float" office:value="2.25" calcext:value-type="float">
            <text:p>2.25</text:p>
          </table:table-cell>
          <table:table-cell table:formula="of:=SUM([.$D$4:.$D40])" office:value-type="float" office:value="88.75" calcext:value-type="float">
            <text:p>88.75</text:p>
          </table:table-cell>
          <table:table-cell table:formula="of:=625-[.E40]" office:value-type="float" office:value="536.25" calcext:value-type="float">
            <text:p>536.25</text:p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2">
          <table:table-cell office:value-type="date" office:date-value="2014-02-11" calcext:value-type="date">
            <text:p>11/02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41]-[.B41])*24;24)" office:value-type="float" office:value="2" calcext:value-type="float">
            <text:p>2.00</text:p>
          </table:table-cell>
          <table:table-cell table:formula="of:=SUM([.$D$4:.$D41])" office:value-type="float" office:value="90.75" calcext:value-type="float">
            <text:p>90.75</text:p>
          </table:table-cell>
          <table:table-cell table:formula="of:=625-[.E41]" office:value-type="float" office:value="534.25" calcext:value-type="float">
            <text:p>534.25</text:p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6H00M00S" calcext:value-type="time">
            <text:p>16:00</text:p>
          </table:table-cell>
          <table:table-cell table:formula="of:=MOD(([.C42]-[.B42])*24;24)" office:value-type="float" office:value="4.5" calcext:value-type="float">
            <text:p>4.50</text:p>
          </table:table-cell>
          <table:table-cell table:formula="of:=SUM([.$D$4:.$D42])" office:value-type="float" office:value="95.25" calcext:value-type="float">
            <text:p>95.25</text:p>
          </table:table-cell>
          <table:table-cell table:formula="of:=625-[.E42]" office:value-type="float" office:value="529.75" calcext:value-type="float">
            <text:p>529.75</text:p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2">
          <table:table-cell office:value-type="date" office:date-value="2014-02-12" calcext:value-type="date">
            <text:p>12/02/14</text:p>
          </table:table-cell>
          <table:table-cell office:value-type="time" office:time-value="PT16H20M00S" calcext:value-type="time">
            <text:p>16:20</text:p>
          </table:table-cell>
          <table:table-cell office:value-type="time" office:time-value="PT17H30M00S" calcext:value-type="time">
            <text:p>17:30</text:p>
          </table:table-cell>
          <table:table-cell table:formula="of:=MOD(([.C43]-[.B43])*24;24)" office:value-type="float" office:value="1.16666666666667" calcext:value-type="float">
            <text:p>1.17</text:p>
          </table:table-cell>
          <table:table-cell table:formula="of:=SUM([.$D$4:.$D43])" office:value-type="float" office:value="96.4166666666667" calcext:value-type="float">
            <text:p>96.42</text:p>
          </table:table-cell>
          <table:table-cell table:formula="of:=625-[.E43]" office:value-type="float" office:value="528.583333333333" calcext:value-type="float">
            <text:p>528.58</text:p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2">
          <table:table-cell office:value-type="date" office:date-value="2014-02-15" calcext:value-type="date">
            <text:p>15/02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8H30M00S" calcext:value-type="time">
            <text:p>18:30</text:p>
          </table:table-cell>
          <table:table-cell table:formula="of:=MOD(([.C44]-[.B44])*24;24)" office:value-type="float" office:value="2" calcext:value-type="float">
            <text:p>2.00</text:p>
          </table:table-cell>
          <table:table-cell table:formula="of:=SUM([.$D$4:.$D44])" office:value-type="float" office:value="98.4166666666667" calcext:value-type="float">
            <text:p>98.42</text:p>
          </table:table-cell>
          <table:table-cell table:formula="of:=625-[.E44]" office:value-type="float" office:value="526.583333333333" calcext:value-type="float">
            <text:p>526.58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45]-[.B45])*24;24)" office:value-type="float" office:value="2.25" calcext:value-type="float">
            <text:p>2.25</text:p>
          </table:table-cell>
          <table:table-cell table:formula="of:=SUM([.$D$4:.$D45])" office:value-type="float" office:value="100.666666666667" calcext:value-type="float">
            <text:p>100.67</text:p>
          </table:table-cell>
          <table:table-cell table:formula="of:=625-[.E45]" office:value-type="float" office:value="524.333333333333" calcext:value-type="float">
            <text:p>524.33</text:p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2">
          <table:table-cell office:value-type="date" office:date-value="2014-02-16" calcext:value-type="date">
            <text:p>16/02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30M00S" calcext:value-type="time">
            <text:p>19:30</text:p>
          </table:table-cell>
          <table:table-cell table:formula="of:=MOD(([.C46]-[.B46])*24;24)" office:value-type="float" office:value="0.500000000000001" calcext:value-type="float">
            <text:p>0.50</text:p>
          </table:table-cell>
          <table:table-cell table:formula="of:=SUM([.$D$4:.$D46])" office:value-type="float" office:value="101.166666666667" calcext:value-type="float">
            <text:p>101.17</text:p>
          </table:table-cell>
          <table:table-cell table:formula="of:=625-[.E46]" office:value-type="float" office:value="523.833333333333" calcext:value-type="float">
            <text:p>523.83</text:p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47]-[.B47])*24;24)" office:value-type="float" office:value="3" calcext:value-type="float">
            <text:p>3.00</text:p>
          </table:table-cell>
          <table:table-cell table:formula="of:=SUM([.$D$4:.$D47])" office:value-type="float" office:value="104.166666666667" calcext:value-type="float">
            <text:p>104.17</text:p>
          </table:table-cell>
          <table:table-cell table:formula="of:=625-[.E47]" office:value-type="float" office:value="520.833333333333" calcext:value-type="float">
            <text:p>520.83</text:p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2">
          <table:table-cell office:value-type="date" office:date-value="2014-02-17" calcext:value-type="date">
            <text:p>17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35M00S" calcext:value-type="time">
            <text:p>17:35</text:p>
          </table:table-cell>
          <table:table-cell table:formula="of:=MOD(([.C48]-[.B48])*24;24)" office:value-type="float" office:value="5" calcext:value-type="float">
            <text:p>5.00</text:p>
          </table:table-cell>
          <table:table-cell table:formula="of:=SUM([.$D$4:.$D48])" office:value-type="float" office:value="109.166666666667" calcext:value-type="float">
            <text:p>109.17</text:p>
          </table:table-cell>
          <table:table-cell table:formula="of:=625-[.E48]" office:value-type="float" office:value="515.833333333333" calcext:value-type="float">
            <text:p>515.83</text:p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50M00S" calcext:value-type="time">
            <text:p>11:50</text:p>
          </table:table-cell>
          <table:table-cell table:formula="of:=MOD(([.C49]-[.B49])*24;24)" office:value-type="float" office:value="2.33333333333333" calcext:value-type="float">
            <text:p>2.33</text:p>
          </table:table-cell>
          <table:table-cell table:formula="of:=SUM([.$D$4:.$D49])" office:value-type="float" office:value="111.5" calcext:value-type="float">
            <text:p>111.50</text:p>
          </table:table-cell>
          <table:table-cell table:formula="of:=625-[.E49]" office:value-type="float" office:value="513.5" calcext:value-type="float">
            <text:p>513.50</text:p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2">
          <table:table-cell office:value-type="date" office:date-value="2014-02-18" calcext:value-type="date">
            <text:p>18/02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5H00M00S" calcext:value-type="time">
            <text:p>15:00</text:p>
          </table:table-cell>
          <table:table-cell table:formula="of:=MOD(([.C50]-[.B50])*24;24)" office:value-type="float" office:value="2.25" calcext:value-type="float">
            <text:p>2.25</text:p>
          </table:table-cell>
          <table:table-cell table:formula="of:=SUM([.$D$4:.$D50])" office:value-type="float" office:value="113.75" calcext:value-type="float">
            <text:p>113.75</text:p>
          </table:table-cell>
          <table:table-cell table:formula="of:=625-[.E50]" office:value-type="float" office:value="511.25" calcext:value-type="float">
            <text:p>511.25</text:p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2H00M00S" calcext:value-type="time">
            <text:p>12:00</text:p>
          </table:table-cell>
          <table:table-cell table:formula="of:=MOD(([.C51]-[.B51])*24;24)" office:value-type="float" office:value="2.66666666666667" calcext:value-type="float">
            <text:p>2.67</text:p>
          </table:table-cell>
          <table:table-cell table:formula="of:=SUM([.$D$4:.$D51])" office:value-type="float" office:value="116.416666666667" calcext:value-type="float">
            <text:p>116.42</text:p>
          </table:table-cell>
          <table:table-cell table:formula="of:=625-[.E51]" office:value-type="float" office:value="508.583333333333" calcext:value-type="float">
            <text:p>508.58</text:p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52]-[.B52])*24;24)" office:value-type="float" office:value="2.75" calcext:value-type="float">
            <text:p>2.75</text:p>
          </table:table-cell>
          <table:table-cell table:formula="of:=SUM([.$D$4:.$D52])" office:value-type="float" office:value="119.166666666667" calcext:value-type="float">
            <text:p>119.17</text:p>
          </table:table-cell>
          <table:table-cell table:formula="of:=625-[.E52]" office:value-type="float" office:value="505.833333333333" calcext:value-type="float">
            <text:p>505.83</text:p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2">
          <table:table-cell office:value-type="date" office:date-value="2014-02-19" calcext:value-type="date">
            <text:p>19/02/14</text:p>
          </table:table-cell>
          <table:table-cell office:value-type="time" office:time-value="PT15H45M00S" calcext:value-type="time">
            <text:p>15:45</text:p>
          </table:table-cell>
          <table:table-cell office:value-type="time" office:time-value="PT18H00M00S" calcext:value-type="time">
            <text:p>18:00</text:p>
          </table:table-cell>
          <table:table-cell table:formula="of:=MOD(([.C53]-[.B53])*24;24)" office:value-type="float" office:value="2.25" calcext:value-type="float">
            <text:p>2.25</text:p>
          </table:table-cell>
          <table:table-cell table:formula="of:=SUM([.$D$4:.$D53])" office:value-type="float" office:value="121.416666666667" calcext:value-type="float">
            <text:p>121.42</text:p>
          </table:table-cell>
          <table:table-cell table:formula="of:=625-[.E53]" office:value-type="float" office:value="503.583333333333" calcext:value-type="float">
            <text:p>503.58</text:p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30M00S" calcext:value-type="time">
            <text:p>12:30</text:p>
          </table:table-cell>
          <table:table-cell table:formula="of:=MOD(([.C54]-[.B54])*24;24)" office:value-type="float" office:value="2" calcext:value-type="float">
            <text:p>2.00</text:p>
          </table:table-cell>
          <table:table-cell table:formula="of:=SUM([.$D$4:.$D54])" office:value-type="float" office:value="123.416666666667" calcext:value-type="float">
            <text:p>123.42</text:p>
          </table:table-cell>
          <table:table-cell table:formula="of:=625-[.E54]" office:value-type="float" office:value="501.583333333333" calcext:value-type="float">
            <text:p>501.58</text:p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2">
          <table:table-cell office:value-type="date" office:date-value="2014-02-20" calcext:value-type="date">
            <text:p>20/02/14</text:p>
          </table:table-cell>
          <table:table-cell office:value-type="time" office:time-value="PT21H45M00S" calcext:value-type="time">
            <text:p>21:45</text:p>
          </table:table-cell>
          <table:table-cell office:value-type="time" office:time-value="PT22H15M00S" calcext:value-type="time">
            <text:p>22:15</text:p>
          </table:table-cell>
          <table:table-cell table:formula="of:=MOD(([.C55]-[.B55])*24;24)" office:value-type="float" office:value="0.499999999999998" calcext:value-type="float">
            <text:p>0.50</text:p>
          </table:table-cell>
          <table:table-cell table:formula="of:=SUM([.$D$4:.$D55])" office:value-type="float" office:value="123.916666666667" calcext:value-type="float">
            <text:p>123.92</text:p>
          </table:table-cell>
          <table:table-cell table:formula="of:=625-[.E55]" office:value-type="float" office:value="501.083333333333" calcext:value-type="float">
            <text:p>501.08</text:p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50M00S" calcext:value-type="time">
            <text:p>12:50</text:p>
          </table:table-cell>
          <table:table-cell table:formula="of:=MOD(([.C56]-[.B56])*24;24)" office:value-type="float" office:value="0.500000000000001" calcext:value-type="float">
            <text:p>0.50</text:p>
          </table:table-cell>
          <table:table-cell table:formula="of:=SUM([.$D$4:.$D56])" office:value-type="float" office:value="124.416666666667" calcext:value-type="float">
            <text:p>124.42</text:p>
          </table:table-cell>
          <table:table-cell table:formula="of:=625-[.E56]" office:value-type="float" office:value="500.583333333333" calcext:value-type="float">
            <text:p>500.58</text:p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2">
          <table:table-cell office:value-type="date" office:date-value="2014-02-23" calcext:value-type="date">
            <text:p>23/02/14</text:p>
          </table:table-cell>
          <table:table-cell office:value-type="time" office:time-value="PT15H50M00S" calcext:value-type="time">
            <text:p>15:50</text:p>
          </table:table-cell>
          <table:table-cell office:value-type="time" office:time-value="PT19H00M00S" calcext:value-type="time">
            <text:p>19:00</text:p>
          </table:table-cell>
          <table:table-cell table:formula="of:=MOD(([.C57]-[.B57])*24;24)" office:value-type="float" office:value="3.16666666666667" calcext:value-type="float">
            <text:p>3.17</text:p>
          </table:table-cell>
          <table:table-cell table:formula="of:=SUM([.$D$4:.$D57])" office:value-type="float" office:value="127.583333333333" calcext:value-type="float">
            <text:p>127.58</text:p>
          </table:table-cell>
          <table:table-cell table:formula="of:=625-[.E57]" office:value-type="float" office:value="497.416666666667" calcext:value-type="float">
            <text:p>497.42</text:p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11H30M00S" calcext:value-type="time">
            <text:p>11:30</text:p>
          </table:table-cell>
          <table:table-cell table:formula="of:=MOD(([.C58]-[.B58])*24;24)" office:value-type="float" office:value="3" calcext:value-type="float">
            <text:p>3.00</text:p>
          </table:table-cell>
          <table:table-cell table:formula="of:=SUM([.$D$4:.$D58])" office:value-type="float" office:value="130.583333333333" calcext:value-type="float">
            <text:p>130.58</text:p>
          </table:table-cell>
          <table:table-cell table:formula="of:=625-[.E58]" office:value-type="float" office:value="494.416666666667" calcext:value-type="float">
            <text:p>494.42</text:p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2H40M00S" calcext:value-type="time">
            <text:p>12:40</text:p>
          </table:table-cell>
          <table:table-cell office:value-type="time" office:time-value="PT15H15M00S" calcext:value-type="time">
            <text:p>15:15</text:p>
          </table:table-cell>
          <table:table-cell table:formula="of:=MOD(([.C59]-[.B59])*24;24)" office:value-type="float" office:value="2.58333333333333" calcext:value-type="float">
            <text:p>2.58</text:p>
          </table:table-cell>
          <table:table-cell table:formula="of:=SUM([.$D$4:.$D59])" office:value-type="float" office:value="133.166666666667" calcext:value-type="float">
            <text:p>133.17</text:p>
          </table:table-cell>
          <table:table-cell table:formula="of:=625-[.E59]" office:value-type="float" office:value="491.833333333333" calcext:value-type="float">
            <text:p>491.83</text:p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2">
          <table:table-cell office:value-type="date" office:date-value="2014-02-24" calcext:value-type="date">
            <text:p>24/02/14</text:p>
          </table:table-cell>
          <table:table-cell office:value-type="time" office:time-value="PT15H30M00S" calcext:value-type="time">
            <text:p>15:30</text:p>
          </table:table-cell>
          <table:table-cell office:value-type="time" office:time-value="PT17H30M00S" calcext:value-type="time">
            <text:p>17:30</text:p>
          </table:table-cell>
          <table:table-cell table:formula="of:=MOD(([.C60]-[.B60])*24;24)" office:value-type="float" office:value="2" calcext:value-type="float">
            <text:p>2.00</text:p>
          </table:table-cell>
          <table:table-cell table:formula="of:=SUM([.$D$4:.$D60])" office:value-type="float" office:value="135.166666666667" calcext:value-type="float">
            <text:p>135.17</text:p>
          </table:table-cell>
          <table:table-cell table:formula="of:=625-[.E60]" office:value-type="float" office:value="489.833333333333" calcext:value-type="float">
            <text:p>489.83</text:p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09H20M00S" calcext:value-type="time">
            <text:p>09:20</text:p>
          </table:table-cell>
          <table:table-cell office:value-type="time" office:time-value="PT11H30M00S" calcext:value-type="time">
            <text:p>11:30</text:p>
          </table:table-cell>
          <table:table-cell table:formula="of:=MOD(([.C61]-[.B61])*24;24)" office:value-type="float" office:value="2.16666666666667" calcext:value-type="float">
            <text:p>2.17</text:p>
          </table:table-cell>
          <table:table-cell table:formula="of:=SUM([.$D$4:.$D61])" office:value-type="float" office:value="137.333333333333" calcext:value-type="float">
            <text:p>137.33</text:p>
          </table:table-cell>
          <table:table-cell table:formula="of:=625-[.E61]" office:value-type="float" office:value="487.666666666667" calcext:value-type="float">
            <text:p>487.67</text:p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2">
          <table:table-cell office:value-type="date" office:date-value="2014-02-25" calcext:value-type="date">
            <text:p>25/02/14</text:p>
          </table:table-cell>
          <table:table-cell office:value-type="time" office:time-value="PT12H35M00S" calcext:value-type="time">
            <text:p>12:35</text:p>
          </table:table-cell>
          <table:table-cell office:value-type="time" office:time-value="PT17H00M00S" calcext:value-type="time">
            <text:p>17:00</text:p>
          </table:table-cell>
          <table:table-cell table:formula="of:=MOD(([.C62]-[.B62])*24;24)" office:value-type="float" office:value="4.41666666666667" calcext:value-type="float">
            <text:p>4.42</text:p>
          </table:table-cell>
          <table:table-cell table:formula="of:=SUM([.$D$4:.$D62])" office:value-type="float" office:value="141.75" calcext:value-type="float">
            <text:p>141.75</text:p>
          </table:table-cell>
          <table:table-cell table:formula="of:=625-[.E62]" office:value-type="float" office:value="483.25" calcext:value-type="float">
            <text:p>483.25</text:p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20M00S" calcext:value-type="time">
            <text:p>11:20</text:p>
          </table:table-cell>
          <table:table-cell table:formula="of:=MOD(([.C63]-[.B63])*24;24)" office:value-type="float" office:value="1.83333333333333" calcext:value-type="float">
            <text:p>1.83</text:p>
          </table:table-cell>
          <table:table-cell table:formula="of:=SUM([.$D$4:.$D63])" office:value-type="float" office:value="143.583333333333" calcext:value-type="float">
            <text:p>143.58</text:p>
          </table:table-cell>
          <table:table-cell table:formula="of:=625-[.E63]" office:value-type="float" office:value="481.416666666667" calcext:value-type="float">
            <text:p>481.42</text:p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1H20M00S" calcext:value-type="time">
            <text:p>11:20</text:p>
          </table:table-cell>
          <table:table-cell office:value-type="time" office:time-value="PT11H50M00S" calcext:value-type="time">
            <text:p>11:50</text:p>
          </table:table-cell>
          <table:table-cell table:formula="of:=MOD(([.C64]-[.B64])*24;24)" office:value-type="float" office:value="0.5" calcext:value-type="float">
            <text:p>0.50</text:p>
          </table:table-cell>
          <table:table-cell table:formula="of:=SUM([.$D$4:.$D64])" office:value-type="float" office:value="144.083333333333" calcext:value-type="float">
            <text:p>144.08</text:p>
          </table:table-cell>
          <table:table-cell table:formula="of:=625-[.E64]" office:value-type="float" office:value="480.916666666667" calcext:value-type="float">
            <text:p>480.92</text:p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2H50M00S" calcext:value-type="time">
            <text:p>12:50</text:p>
          </table:table-cell>
          <table:table-cell office:value-type="time" office:time-value="PT15H00M00S" calcext:value-type="time">
            <text:p>15:00</text:p>
          </table:table-cell>
          <table:table-cell table:formula="of:=MOD(([.C65]-[.B65])*24;24)" office:value-type="float" office:value="2.16666666666667" calcext:value-type="float">
            <text:p>2.17</text:p>
          </table:table-cell>
          <table:table-cell table:formula="of:=SUM([.$D$4:.$D65])" office:value-type="float" office:value="146.25" calcext:value-type="float">
            <text:p>146.25</text:p>
          </table:table-cell>
          <table:table-cell table:formula="of:=625-[.E65]" office:value-type="float" office:value="478.75" calcext:value-type="float">
            <text:p>478.75</text:p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2">
          <table:table-cell office:value-type="date" office:date-value="2014-02-26" calcext:value-type="date">
            <text:p>26/02/14</text:p>
          </table:table-cell>
          <table:table-cell office:value-type="time" office:time-value="PT15H40M00S" calcext:value-type="time">
            <text:p>15:40</text:p>
          </table:table-cell>
          <table:table-cell office:value-type="time" office:time-value="PT18H30M00S" calcext:value-type="time">
            <text:p>18:30</text:p>
          </table:table-cell>
          <table:table-cell table:formula="of:=MOD(([.C66]-[.B66])*24;24)" office:value-type="float" office:value="2.83333333333333" calcext:value-type="float">
            <text:p>2.83</text:p>
          </table:table-cell>
          <table:table-cell table:formula="of:=SUM([.$D$4:.$D66])" office:value-type="float" office:value="149.083333333333" calcext:value-type="float">
            <text:p>149.08</text:p>
          </table:table-cell>
          <table:table-cell table:formula="of:=625-[.E66]" office:value-type="float" office:value="475.916666666667" calcext:value-type="float">
            <text:p>475.92</text:p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2">
          <table:table-cell office:value-type="date" office:date-value="2014-02-28" calcext:value-type="date">
            <text:p>28/02/14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22H30M00S" calcext:value-type="time">
            <text:p>22:30</text:p>
          </table:table-cell>
          <table:table-cell table:formula="of:=MOD(([.C67]-[.B67])*24;24)" office:value-type="float" office:value="0.999999999999999" calcext:value-type="float">
            <text:p>1.00</text:p>
          </table:table-cell>
          <table:table-cell table:formula="of:=SUM([.$D$4:.$D67])" office:value-type="float" office:value="150.083333333333" calcext:value-type="float">
            <text:p>150.08</text:p>
          </table:table-cell>
          <table:table-cell table:formula="of:=625-[.E67]" office:value-type="float" office:value="474.916666666667" calcext:value-type="float">
            <text:p>474.92</text:p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3H50M00S" calcext:value-type="time">
            <text:p>13:50</text:p>
          </table:table-cell>
          <table:table-cell table:formula="of:=MOD(([.C68]-[.B68])*24;24)" office:value-type="float" office:value="2.83333333333333" calcext:value-type="float">
            <text:p>2.83</text:p>
          </table:table-cell>
          <table:table-cell table:formula="of:=SUM([.$D$4:.$D68])" office:value-type="float" office:value="152.916666666667" calcext:value-type="float">
            <text:p>152.92</text:p>
          </table:table-cell>
          <table:table-cell table:formula="of:=625-[.E68]" office:value-type="float" office:value="472.083333333333" calcext:value-type="float">
            <text:p>472.08</text:p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2">
          <table:table-cell office:value-type="date" office:date-value="2014-03-01" calcext:value-type="date">
            <text:p>1/03/14</text:p>
          </table:table-cell>
          <table:table-cell office:value-type="time" office:time-value="PT14H30M00S" calcext:value-type="time">
            <text:p>14:30</text:p>
          </table:table-cell>
          <table:table-cell office:value-type="time" office:time-value="PT18H35M00S" calcext:value-type="time">
            <text:p>18:35</text:p>
          </table:table-cell>
          <table:table-cell table:formula="of:=MOD(([.C69]-[.B69])*24;24)" office:value-type="float" office:value="4.08333333333333" calcext:value-type="float">
            <text:p>4.08</text:p>
          </table:table-cell>
          <table:table-cell table:formula="of:=SUM([.$D$4:.$D69])" office:value-type="float" office:value="157" calcext:value-type="float">
            <text:p>157.00</text:p>
          </table:table-cell>
          <table:table-cell table:formula="of:=625-[.E69]" office:value-type="float" office:value="468" calcext:value-type="float">
            <text:p>468.00</text:p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2H30M00S" calcext:value-type="time">
            <text:p>12:30</text:p>
          </table:table-cell>
          <table:table-cell table:formula="of:=MOD(([.C70]-[.B70])*24;24)" office:value-type="float" office:value="1" calcext:value-type="float">
            <text:p>1.00</text:p>
          </table:table-cell>
          <table:table-cell table:formula="of:=SUM([.$D$4:.$D70])" office:value-type="float" office:value="158" calcext:value-type="float">
            <text:p>158.00</text:p>
          </table:table-cell>
          <table:table-cell table:formula="of:=625-[.E70]" office:value-type="float" office:value="467" calcext:value-type="float">
            <text:p>467.00</text:p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2">
          <table:table-cell office:value-type="date" office:date-value="2014-03-02" calcext:value-type="date">
            <text:p>2/03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20H00M00S" calcext:value-type="time">
            <text:p>20:00</text:p>
          </table:table-cell>
          <table:table-cell table:formula="of:=MOD(([.C71]-[.B71])*24;24)" office:value-type="float" office:value="2" calcext:value-type="float">
            <text:p>2.00</text:p>
          </table:table-cell>
          <table:table-cell table:formula="of:=SUM([.$D$4:.$D71])" office:value-type="float" office:value="160" calcext:value-type="float">
            <text:p>160.00</text:p>
          </table:table-cell>
          <table:table-cell table:formula="of:=625-[.E71]" office:value-type="float" office:value="465" calcext:value-type="float">
            <text:p>465.00</text:p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2">
          <table:table-cell office:value-type="date" office:date-value="2014-03-03" calcext:value-type="date">
            <text:p>3/03/14</text:p>
          </table:table-cell>
          <table:table-cell office:value-type="time" office:time-value="PT12H45M00S" calcext:value-type="time">
            <text:p>12:45</text:p>
          </table:table-cell>
          <table:table-cell office:value-type="time" office:time-value="PT17H15M00S" calcext:value-type="time">
            <text:p>17:15</text:p>
          </table:table-cell>
          <table:table-cell table:formula="of:=MOD(([.C72]-[.B72])*24;24)" office:value-type="float" office:value="4.5" calcext:value-type="float">
            <text:p>4.50</text:p>
          </table:table-cell>
          <table:table-cell table:formula="of:=SUM([.$D$4:.$D72])" office:value-type="float" office:value="164.5" calcext:value-type="float">
            <text:p>164.50</text:p>
          </table:table-cell>
          <table:table-cell table:formula="of:=625-[.E72]" office:value-type="float" office:value="460.5" calcext:value-type="float">
            <text:p>460.50</text:p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3]-[.B73])*24;24)" office:value-type="float" office:value="3" calcext:value-type="float">
            <text:p>3.00</text:p>
          </table:table-cell>
          <table:table-cell table:formula="of:=SUM([.$D$4:.$D73])" office:value-type="float" office:value="167.5" calcext:value-type="float">
            <text:p>167.50</text:p>
          </table:table-cell>
          <table:table-cell table:formula="of:=625-[.E73]" office:value-type="float" office:value="457.5" calcext:value-type="float">
            <text:p>457.50</text:p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2">
          <table:table-cell office:value-type="date" office:date-value="2014-03-04" calcext:value-type="date">
            <text:p>4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4]-[.B74])*24;24)" office:value-type="float" office:value="5" calcext:value-type="float">
            <text:p>5.00</text:p>
          </table:table-cell>
          <table:table-cell table:formula="of:=SUM([.$D$4:.$D74])" office:value-type="float" office:value="172.5" calcext:value-type="float">
            <text:p>172.50</text:p>
          </table:table-cell>
          <table:table-cell table:formula="of:=625-[.E74]" office:value-type="float" office:value="452.5" calcext:value-type="float">
            <text:p>452.50</text:p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09H00M00S" calcext:value-type="time">
            <text:p>09:00</text:p>
          </table:table-cell>
          <table:table-cell office:value-type="time" office:time-value="PT12H00M00S" calcext:value-type="time">
            <text:p>12:00</text:p>
          </table:table-cell>
          <table:table-cell table:formula="of:=MOD(([.C75]-[.B75])*24;24)" office:value-type="float" office:value="3" calcext:value-type="float">
            <text:p>3.00</text:p>
          </table:table-cell>
          <table:table-cell table:formula="of:=SUM([.$D$4:.$D75])" office:value-type="float" office:value="175.5" calcext:value-type="float">
            <text:p>175.50</text:p>
          </table:table-cell>
          <table:table-cell table:formula="of:=625-[.E75]" office:value-type="float" office:value="449.5" calcext:value-type="float">
            <text:p>449.50</text:p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2">
          <table:table-cell office:value-type="date" office:date-value="2014-03-05" calcext:value-type="date">
            <text:p>5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7H30M00S" calcext:value-type="time">
            <text:p>17:30</text:p>
          </table:table-cell>
          <table:table-cell table:formula="of:=MOD(([.C76]-[.B76])*24;24)" office:value-type="float" office:value="5" calcext:value-type="float">
            <text:p>5.00</text:p>
          </table:table-cell>
          <table:table-cell table:formula="of:=SUM([.$D$4:.$D76])" office:value-type="float" office:value="180.5" calcext:value-type="float">
            <text:p>180.50</text:p>
          </table:table-cell>
          <table:table-cell table:formula="of:=625-[.E76]" office:value-type="float" office:value="444.5" calcext:value-type="float">
            <text:p>444.50</text:p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2">
          <table:table-cell office:value-type="date" office:date-value="2014-03-06" calcext:value-type="date">
            <text:p>6/03/14</text:p>
          </table:table-cell>
          <table:table-cell office:value-type="time" office:time-value="PT12H20M00S" calcext:value-type="time">
            <text:p>12:20</text:p>
          </table:table-cell>
          <table:table-cell office:value-type="time" office:time-value="PT12H40M00S" calcext:value-type="time">
            <text:p>12:40</text:p>
          </table:table-cell>
          <table:table-cell table:formula="of:=MOD(([.C77]-[.B77])*24;24)" office:value-type="float" office:value="0.333333333333335" calcext:value-type="float">
            <text:p>0.33</text:p>
          </table:table-cell>
          <table:table-cell table:formula="of:=SUM([.$D$4:.$D77])" office:value-type="float" office:value="180.833333333333" calcext:value-type="float">
            <text:p>180.83</text:p>
          </table:table-cell>
          <table:table-cell table:formula="of:=625-[.E77]" office:value-type="float" office:value="444.166666666667" calcext:value-type="float">
            <text:p>444.17</text:p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2">
          <table:table-cell office:value-type="date" office:date-value="2014-03-07" calcext:value-type="date">
            <text:p>7/03/14</text:p>
          </table:table-cell>
          <table:table-cell office:value-type="time" office:time-value="PT23H20M00S" calcext:value-type="time">
            <text:p>23:20</text:p>
          </table:table-cell>
          <table:table-cell office:value-type="time" office:time-value="PT01H00M00S" calcext:value-type="time">
            <text:p>01:00</text:p>
          </table:table-cell>
          <table:table-cell table:formula="of:=MOD(([.C78]-[.B78])*24;24)" office:value-type="float" office:value="1.66666666666666" calcext:value-type="float">
            <text:p>1.67</text:p>
          </table:table-cell>
          <table:table-cell table:formula="of:=SUM([.$D$4:.$D78])" office:value-type="float" office:value="182.5" calcext:value-type="float">
            <text:p>182.50</text:p>
          </table:table-cell>
          <table:table-cell table:formula="of:=625-[.E78]" office:value-type="float" office:value="442.5" calcext:value-type="float">
            <text:p>442.50</text:p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8/03/14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0H30M00S" calcext:value-type="time">
            <text:p>20:30</text:p>
          </table:table-cell>
          <table:table-cell table:formula="of:=MOD(([.C79]-[.B79])*24;24)" office:value-type="float" office:value="1.5" calcext:value-type="float">
            <text:p>1.50</text:p>
          </table:table-cell>
          <table:table-cell table:formula="of:=SUM([.$D$4:.$D79])" office:value-type="float" office:value="184" calcext:value-type="float">
            <text:p>184.00</text:p>
          </table:table-cell>
          <table:table-cell table:formula="of:=625-[.E79]" office:value-type="float" office:value="441" calcext:value-type="float">
            <text:p>441.00</text:p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1H30M00S" calcext:value-type="time">
            <text:p>11:30</text:p>
          </table:table-cell>
          <table:table-cell office:value-type="time" office:time-value="PT15H45M00S" calcext:value-type="time">
            <text:p>15:45</text:p>
          </table:table-cell>
          <table:table-cell table:formula="of:=MOD(([.C80]-[.B80])*24;24)" office:value-type="float" office:value="4.25" calcext:value-type="float">
            <text:p>4.25</text:p>
          </table:table-cell>
          <table:table-cell table:formula="of:=SUM([.$D$4:.$D80])" office:value-type="float" office:value="188.25" calcext:value-type="float">
            <text:p>188.25</text:p>
          </table:table-cell>
          <table:table-cell table:formula="of:=625-[.E80]" office:value-type="float" office:value="436.75" calcext:value-type="float">
            <text:p>436.75</text:p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9/03/14</text:p>
          </table:table-cell>
          <table:table-cell office:value-type="time" office:time-value="PT16H30M00S" calcext:value-type="time">
            <text:p>16:30</text:p>
          </table:table-cell>
          <table:table-cell office:value-type="time" office:time-value="PT19H00M00S" calcext:value-type="time">
            <text:p>19:00</text:p>
          </table:table-cell>
          <table:table-cell table:formula="of:=MOD(([.C81]-[.B81])*24;24)" office:value-type="float" office:value="2.5" calcext:value-type="float">
            <text:p>2.50</text:p>
          </table:table-cell>
          <table:table-cell table:formula="of:=SUM([.$D$4:.$D81])" office:value-type="float" office:value="190.75" calcext:value-type="float">
            <text:p>190.75</text:p>
          </table:table-cell>
          <table:table-cell table:formula="of:=625-[.E81]" office:value-type="float" office:value="434.25" calcext:value-type="float">
            <text:p>434.25</text:p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10/03/14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2H30M00S" calcext:value-type="time">
            <text:p>12:30</text:p>
          </table:table-cell>
          <table:table-cell table:formula="of:=MOD(([.C82]-[.B82])*24;24)" office:value-type="float" office:value="3.66666666666667" calcext:value-type="float">
            <text:p>3.67</text:p>
          </table:table-cell>
          <table:table-cell table:formula="of:=SUM([.$D$4:.$D82])" office:value-type="float" office:value="194.416666666667" calcext:value-type="float">
            <text:p>194.42</text:p>
          </table:table-cell>
          <table:table-cell table:formula="of:=625-[.E82]" office:value-type="float" office:value="430.583333333333" calcext:value-type="float">
            <text:p>430.58</text:p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2">
          <table:table-cell office:value-type="date" office:date-value="2014-03-10" calcext:value-type="date">
            <text:p>10/03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8H00M00S" calcext:value-type="time">
            <text:p>18:00</text:p>
          </table:table-cell>
          <table:table-cell table:formula="of:=MOD(([.C83]-[.B83])*24;24)" office:value-type="float" office:value="5" calcext:value-type="float">
            <text:p>5.00</text:p>
          </table:table-cell>
          <table:table-cell table:formula="of:=SUM([.$D$4:.$D83])" office:value-type="float" office:value="199.416666666667" calcext:value-type="float">
            <text:p>199.42</text:p>
          </table:table-cell>
          <table:table-cell table:formula="of:=625-[.E83]" office:value-type="float" office:value="425.583333333333" calcext:value-type="float">
            <text:p>425.58</text:p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00M00S" calcext:value-type="time">
            <text:p>12:00</text:p>
          </table:table-cell>
          <table:table-cell table:formula="of:=MOD(([.C84]-[.B84])*24;24)" office:value-type="float" office:value="3.25" calcext:value-type="float">
            <text:p>3.25</text:p>
          </table:table-cell>
          <table:table-cell table:formula="of:=SUM([.$D$4:.$D84])" office:value-type="float" office:value="202.666666666667" calcext:value-type="float">
            <text:p>202.67</text:p>
          </table:table-cell>
          <table:table-cell table:formula="of:=625-[.E84]" office:value-type="float" office:value="422.333333333333" calcext:value-type="float">
            <text:p>422.33</text:p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2">
          <table:table-cell office:value-type="date" office:date-value="2014-03-11" calcext:value-type="date">
            <text:p>11/03/14</text:p>
          </table:table-cell>
          <table:table-cell office:value-type="time" office:time-value="PT12H30M00S" calcext:value-type="time">
            <text:p>12:30</text:p>
          </table:table-cell>
          <table:table-cell office:value-type="time" office:time-value="PT15H15M00S" calcext:value-type="time">
            <text:p>15:15</text:p>
          </table:table-cell>
          <table:table-cell table:formula="of:=MOD(([.C85]-[.B85])*24;24)" office:value-type="float" office:value="2.75" calcext:value-type="float">
            <text:p>2.75</text:p>
          </table:table-cell>
          <table:table-cell table:formula="of:=SUM([.$D$4:.$D85])" office:value-type="float" office:value="205.416666666667" calcext:value-type="float">
            <text:p>205.42</text:p>
          </table:table-cell>
          <table:table-cell table:formula="of:=625-[.E85]" office:value-type="float" office:value="419.583333333333" calcext:value-type="float">
            <text:p>419.58</text:p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0H30M00S" calcext:value-type="time">
            <text:p>20:30</text:p>
          </table:table-cell>
          <table:table-cell office:value-type="time" office:time-value="PT22H30M00S" calcext:value-type="time">
            <text:p>22:30</text:p>
          </table:table-cell>
          <table:table-cell table:formula="of:=MOD(([.C86]-[.B86])*24;24)" office:value-type="float" office:value="2" calcext:value-type="float">
            <text:p>2.00</text:p>
          </table:table-cell>
          <table:table-cell table:formula="of:=SUM([.$D$4:.$D86])" office:value-type="float" office:value="207.416666666667" calcext:value-type="float">
            <text:p>207.42</text:p>
          </table:table-cell>
          <table:table-cell table:formula="of:=625-[.E86]" office:value-type="float" office:value="417.583333333333" calcext:value-type="float">
            <text:p>417.58</text:p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11/03/14</text:p>
          </table:table-cell>
          <table:table-cell office:value-type="time" office:time-value="PT22H45M00S" calcext:value-type="time">
            <text:p>22:45</text:p>
          </table:table-cell>
          <table:table-cell office:value-type="time" office:time-value="PT00H35M00S" calcext:value-type="time">
            <text:p>00:35</text:p>
          </table:table-cell>
          <table:table-cell table:formula="of:=MOD(([.C87]-[.B87])*24;24)" office:value-type="float" office:value="1.83333333333334" calcext:value-type="float">
            <text:p>1.83</text:p>
          </table:table-cell>
          <table:table-cell table:formula="of:=SUM([.$D$4:.$D87])" office:value-type="float" office:value="209.25" calcext:value-type="float">
            <text:p>209.25</text:p>
          </table:table-cell>
          <table:table-cell table:formula="of:=625-[.E87]" office:value-type="float" office:value="415.75" calcext:value-type="float">
            <text:p>415.75</text:p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2">
          <table:table-cell office:value-type="date" office:date-value="2014-03-12" calcext:value-type="date">
            <text:p>12/03/14</text:p>
          </table:table-cell>
          <table:table-cell office:value-type="time" office:time-value="PT08H45M00S" calcext:value-type="time">
            <text:p>08:45</text:p>
          </table:table-cell>
          <table:table-cell office:value-type="time" office:time-value="PT12H30M00S" calcext:value-type="time">
            <text:p>12:30</text:p>
          </table:table-cell>
          <table:table-cell table:formula="of:=MOD(([.C88]-[.B88])*24;24)" office:value-type="float" office:value="3.75" calcext:value-type="float">
            <text:p>3.75</text:p>
          </table:table-cell>
          <table:table-cell table:formula="of:=SUM([.$D$4:.$D88])" office:value-type="float" office:value="213" calcext:value-type="float">
            <text:p>213.00</text:p>
          </table:table-cell>
          <table:table-cell table:formula="of:=625-[.E88]" office:value-type="float" office:value="412" calcext:value-type="float">
            <text:p>412.00</text:p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2">
          <table:table-cell office:value-type="date" office:date-value="2014-04-12" calcext:value-type="date">
            <text:p>12/04/14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MOD(([.C89]-[.B89])*24;24)" office:value-type="float" office:value="4" calcext:value-type="float">
            <text:p>4.00</text:p>
          </table:table-cell>
          <table:table-cell table:formula="of:=SUM([.$D$4:.$D89])" office:value-type="float" office:value="217" calcext:value-type="float">
            <text:p>217.00</text:p>
          </table:table-cell>
          <table:table-cell table:formula="of:=625-[.E89]" office:value-type="float" office:value="408" calcext:value-type="float">
            <text:p>408.00</text:p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2">
          <table:table-cell office:value-type="date" office:date-value="2013-04-12" calcext:value-type="date">
            <text:p>12/04/13</text:p>
          </table:table-cell>
          <table:table-cell office:value-type="time" office:time-value="PT17H00M00S" calcext:value-type="time">
            <text:p>17:00</text:p>
          </table:table-cell>
          <table:table-cell office:value-type="time" office:time-value="PT17H30M00S" calcext:value-type="time">
            <text:p>17:30</text:p>
          </table:table-cell>
          <table:table-cell table:formula="of:=MOD(([.C90]-[.B90])*24;24)" office:value-type="float" office:value="0.499999999999998" calcext:value-type="float">
            <text:p>0.50</text:p>
          </table:table-cell>
          <table:table-cell table:formula="of:=SUM([.$D$4:.$D90])" office:value-type="float" office:value="217.5" calcext:value-type="float">
            <text:p>217.50</text:p>
          </table:table-cell>
          <table:table-cell table:formula="of:=625-[.E90]" office:value-type="float" office:value="407.5" calcext:value-type="float">
            <text:p>407.50</text:p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2">
          <table:table-cell office:value-type="date" office:date-value="2014-04-13" calcext:value-type="date">
            <text:p>13/04/14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MOD(([.C91]-[.B91])*24;24)" office:value-type="float" office:value="1.5" calcext:value-type="float">
            <text:p>1.50</text:p>
          </table:table-cell>
          <table:table-cell table:formula="of:=SUM([.$D$4:.$D91])" office:value-type="float" office:value="219" calcext:value-type="float">
            <text:p>219.00</text:p>
          </table:table-cell>
          <table:table-cell table:formula="of:=625-[.E91]" office:value-type="float" office:value="406" calcext:value-type="float">
            <text:p>406.00</text:p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14/03/14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0H00M00S" calcext:value-type="time">
            <text:p>10:00</text:p>
          </table:table-cell>
          <table:table-cell table:formula="of:=MOD(([.C92]-[.B92])*24;24)" office:value-type="float" office:value="0.500000000000001" calcext:value-type="float">
            <text:p>0.50</text:p>
          </table:table-cell>
          <table:table-cell table:formula="of:=SUM([.$D$4:.$D92])" office:value-type="float" office:value="219.5" calcext:value-type="float">
            <text:p>219.50</text:p>
          </table:table-cell>
          <table:table-cell table:formula="of:=625-[.E92]" office:value-type="float" office:value="405.5" calcext:value-type="float">
            <text:p>405.50</text:p>
          </table:table-cell>
          <table:table-cell office:value-type="string" calcext:value-type="string">
            <text:p>arrays in postgresql uittesten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formula="of:=MOD(([.C93]-[.B93])*24;24)" office:value-type="float" office:value="0" calcext:value-type="float">
            <text:p>0.00</text:p>
          </table:table-cell>
          <table:table-cell table:formula="of:=SUM([.$D$4:.$D93])" office:value-type="float" office:value="219.5" calcext:value-type="float">
            <text:p>219.50</text:p>
          </table:table-cell>
          <table:table-cell table:formula="of:=625-[.E93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4]-[.B94])*24;24)" office:value-type="float" office:value="0" calcext:value-type="float">
            <text:p>0.00</text:p>
          </table:table-cell>
          <table:table-cell table:formula="of:=SUM([.$D$4:.$D94])" office:value-type="float" office:value="219.5" calcext:value-type="float">
            <text:p>219.50</text:p>
          </table:table-cell>
          <table:table-cell table:formula="of:=625-[.E94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5]-[.B95])*24;24)" office:value-type="float" office:value="0" calcext:value-type="float">
            <text:p>0.00</text:p>
          </table:table-cell>
          <table:table-cell table:formula="of:=SUM([.$D$4:.$D95])" office:value-type="float" office:value="219.5" calcext:value-type="float">
            <text:p>219.50</text:p>
          </table:table-cell>
          <table:table-cell table:formula="of:=625-[.E95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6]-[.B96])*24;24)" office:value-type="float" office:value="0" calcext:value-type="float">
            <text:p>0.00</text:p>
          </table:table-cell>
          <table:table-cell table:formula="of:=SUM([.$D$4:.$D96])" office:value-type="float" office:value="219.5" calcext:value-type="float">
            <text:p>219.50</text:p>
          </table:table-cell>
          <table:table-cell table:formula="of:=625-[.E96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7]-[.B97])*24;24)" office:value-type="float" office:value="0" calcext:value-type="float">
            <text:p>0.00</text:p>
          </table:table-cell>
          <table:table-cell table:formula="of:=SUM([.$D$4:.$D97])" office:value-type="float" office:value="219.5" calcext:value-type="float">
            <text:p>219.50</text:p>
          </table:table-cell>
          <table:table-cell table:formula="of:=625-[.E97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8]-[.B98])*24;24)" office:value-type="float" office:value="0" calcext:value-type="float">
            <text:p>0.00</text:p>
          </table:table-cell>
          <table:table-cell table:formula="of:=SUM([.$D$4:.$D98])" office:value-type="float" office:value="219.5" calcext:value-type="float">
            <text:p>219.50</text:p>
          </table:table-cell>
          <table:table-cell table:formula="of:=625-[.E98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99]-[.B99])*24;24)" office:value-type="float" office:value="0" calcext:value-type="float">
            <text:p>0.00</text:p>
          </table:table-cell>
          <table:table-cell table:formula="of:=SUM([.$D$4:.$D99])" office:value-type="float" office:value="219.5" calcext:value-type="float">
            <text:p>219.50</text:p>
          </table:table-cell>
          <table:table-cell table:formula="of:=625-[.E99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0]-[.B100])*24;24)" office:value-type="float" office:value="0" calcext:value-type="float">
            <text:p>0.00</text:p>
          </table:table-cell>
          <table:table-cell table:formula="of:=SUM([.$D$4:.$D100])" office:value-type="float" office:value="219.5" calcext:value-type="float">
            <text:p>219.50</text:p>
          </table:table-cell>
          <table:table-cell table:formula="of:=625-[.E100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1]-[.B101])*24;24)" office:value-type="float" office:value="0" calcext:value-type="float">
            <text:p>0.00</text:p>
          </table:table-cell>
          <table:table-cell table:formula="of:=SUM([.$D$4:.$D101])" office:value-type="float" office:value="219.5" calcext:value-type="float">
            <text:p>219.50</text:p>
          </table:table-cell>
          <table:table-cell table:formula="of:=625-[.E101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2]-[.B102])*24;24)" office:value-type="float" office:value="0" calcext:value-type="float">
            <text:p>0.00</text:p>
          </table:table-cell>
          <table:table-cell table:formula="of:=SUM([.$D$4:.$D102])" office:value-type="float" office:value="219.5" calcext:value-type="float">
            <text:p>219.50</text:p>
          </table:table-cell>
          <table:table-cell table:formula="of:=625-[.E102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3]-[.B103])*24;24)" office:value-type="float" office:value="0" calcext:value-type="float">
            <text:p>0.00</text:p>
          </table:table-cell>
          <table:table-cell table:formula="of:=SUM([.$D$4:.$D103])" office:value-type="float" office:value="219.5" calcext:value-type="float">
            <text:p>219.50</text:p>
          </table:table-cell>
          <table:table-cell table:formula="of:=625-[.E103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4]-[.B104])*24;24)" office:value-type="float" office:value="0" calcext:value-type="float">
            <text:p>0.00</text:p>
          </table:table-cell>
          <table:table-cell table:formula="of:=SUM([.$D$4:.$D104])" office:value-type="float" office:value="219.5" calcext:value-type="float">
            <text:p>219.50</text:p>
          </table:table-cell>
          <table:table-cell table:formula="of:=625-[.E104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5]-[.B105])*24;24)" office:value-type="float" office:value="0" calcext:value-type="float">
            <text:p>0.00</text:p>
          </table:table-cell>
          <table:table-cell table:formula="of:=SUM([.$D$4:.$D105])" office:value-type="float" office:value="219.5" calcext:value-type="float">
            <text:p>219.50</text:p>
          </table:table-cell>
          <table:table-cell table:formula="of:=625-[.E105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6]-[.B106])*24;24)" office:value-type="float" office:value="0" calcext:value-type="float">
            <text:p>0.00</text:p>
          </table:table-cell>
          <table:table-cell table:formula="of:=SUM([.$D$4:.$D106])" office:value-type="float" office:value="219.5" calcext:value-type="float">
            <text:p>219.50</text:p>
          </table:table-cell>
          <table:table-cell table:formula="of:=625-[.E106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7]-[.B107])*24;24)" office:value-type="float" office:value="0" calcext:value-type="float">
            <text:p>0.00</text:p>
          </table:table-cell>
          <table:table-cell table:formula="of:=SUM([.$D$4:.$D107])" office:value-type="float" office:value="219.5" calcext:value-type="float">
            <text:p>219.50</text:p>
          </table:table-cell>
          <table:table-cell table:formula="of:=625-[.E107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8]-[.B108])*24;24)" office:value-type="float" office:value="0" calcext:value-type="float">
            <text:p>0.00</text:p>
          </table:table-cell>
          <table:table-cell table:formula="of:=SUM([.$D$4:.$D108])" office:value-type="float" office:value="219.5" calcext:value-type="float">
            <text:p>219.50</text:p>
          </table:table-cell>
          <table:table-cell table:formula="of:=625-[.E108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09]-[.B109])*24;24)" office:value-type="float" office:value="0" calcext:value-type="float">
            <text:p>0.00</text:p>
          </table:table-cell>
          <table:table-cell table:formula="of:=SUM([.$D$4:.$D109])" office:value-type="float" office:value="219.5" calcext:value-type="float">
            <text:p>219.50</text:p>
          </table:table-cell>
          <table:table-cell table:formula="of:=625-[.E109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0]-[.B110])*24;24)" office:value-type="float" office:value="0" calcext:value-type="float">
            <text:p>0.00</text:p>
          </table:table-cell>
          <table:table-cell table:formula="of:=SUM([.$D$4:.$D110])" office:value-type="float" office:value="219.5" calcext:value-type="float">
            <text:p>219.50</text:p>
          </table:table-cell>
          <table:table-cell table:formula="of:=625-[.E110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1]-[.B111])*24;24)" office:value-type="float" office:value="0" calcext:value-type="float">
            <text:p>0.00</text:p>
          </table:table-cell>
          <table:table-cell table:formula="of:=SUM([.$D$4:.$D111])" office:value-type="float" office:value="219.5" calcext:value-type="float">
            <text:p>219.50</text:p>
          </table:table-cell>
          <table:table-cell table:formula="of:=625-[.E111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2]-[.B112])*24;24)" office:value-type="float" office:value="0" calcext:value-type="float">
            <text:p>0.00</text:p>
          </table:table-cell>
          <table:table-cell table:formula="of:=SUM([.$D$4:.$D112])" office:value-type="float" office:value="219.5" calcext:value-type="float">
            <text:p>219.50</text:p>
          </table:table-cell>
          <table:table-cell table:formula="of:=625-[.E112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3]-[.B113])*24;24)" office:value-type="float" office:value="0" calcext:value-type="float">
            <text:p>0.00</text:p>
          </table:table-cell>
          <table:table-cell table:formula="of:=SUM([.$D$4:.$D113])" office:value-type="float" office:value="219.5" calcext:value-type="float">
            <text:p>219.50</text:p>
          </table:table-cell>
          <table:table-cell table:formula="of:=625-[.E113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4]-[.B114])*24;24)" office:value-type="float" office:value="0" calcext:value-type="float">
            <text:p>0.00</text:p>
          </table:table-cell>
          <table:table-cell table:formula="of:=SUM([.$D$4:.$D114])" office:value-type="float" office:value="219.5" calcext:value-type="float">
            <text:p>219.50</text:p>
          </table:table-cell>
          <table:table-cell table:formula="of:=625-[.E114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5]-[.B115])*24;24)" office:value-type="float" office:value="0" calcext:value-type="float">
            <text:p>0.00</text:p>
          </table:table-cell>
          <table:table-cell table:formula="of:=SUM([.$D$4:.$D115])" office:value-type="float" office:value="219.5" calcext:value-type="float">
            <text:p>219.50</text:p>
          </table:table-cell>
          <table:table-cell table:formula="of:=625-[.E115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6]-[.B116])*24;24)" office:value-type="float" office:value="0" calcext:value-type="float">
            <text:p>0.00</text:p>
          </table:table-cell>
          <table:table-cell table:formula="of:=SUM([.$D$4:.$D116])" office:value-type="float" office:value="219.5" calcext:value-type="float">
            <text:p>219.50</text:p>
          </table:table-cell>
          <table:table-cell table:formula="of:=625-[.E116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7]-[.B117])*24;24)" office:value-type="float" office:value="0" calcext:value-type="float">
            <text:p>0.00</text:p>
          </table:table-cell>
          <table:table-cell table:formula="of:=SUM([.$D$4:.$D117])" office:value-type="float" office:value="219.5" calcext:value-type="float">
            <text:p>219.50</text:p>
          </table:table-cell>
          <table:table-cell table:formula="of:=625-[.E117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8]-[.B118])*24;24)" office:value-type="float" office:value="0" calcext:value-type="float">
            <text:p>0.00</text:p>
          </table:table-cell>
          <table:table-cell table:formula="of:=SUM([.$D$4:.$D118])" office:value-type="float" office:value="219.5" calcext:value-type="float">
            <text:p>219.50</text:p>
          </table:table-cell>
          <table:table-cell table:formula="of:=625-[.E118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19]-[.B119])*24;24)" office:value-type="float" office:value="0" calcext:value-type="float">
            <text:p>0.00</text:p>
          </table:table-cell>
          <table:table-cell table:formula="of:=SUM([.$D$4:.$D119])" office:value-type="float" office:value="219.5" calcext:value-type="float">
            <text:p>219.50</text:p>
          </table:table-cell>
          <table:table-cell table:formula="of:=625-[.E119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0]-[.B120])*24;24)" office:value-type="float" office:value="0" calcext:value-type="float">
            <text:p>0.00</text:p>
          </table:table-cell>
          <table:table-cell table:formula="of:=SUM([.$D$4:.$D120])" office:value-type="float" office:value="219.5" calcext:value-type="float">
            <text:p>219.50</text:p>
          </table:table-cell>
          <table:table-cell table:formula="of:=625-[.E120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1]-[.B121])*24;24)" office:value-type="float" office:value="0" calcext:value-type="float">
            <text:p>0.00</text:p>
          </table:table-cell>
          <table:table-cell table:formula="of:=SUM([.$D$4:.$D121])" office:value-type="float" office:value="219.5" calcext:value-type="float">
            <text:p>219.50</text:p>
          </table:table-cell>
          <table:table-cell table:formula="of:=625-[.E121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2]-[.B122])*24;24)" office:value-type="float" office:value="0" calcext:value-type="float">
            <text:p>0.00</text:p>
          </table:table-cell>
          <table:table-cell table:formula="of:=SUM([.$D$4:.$D122])" office:value-type="float" office:value="219.5" calcext:value-type="float">
            <text:p>219.50</text:p>
          </table:table-cell>
          <table:table-cell table:formula="of:=625-[.E122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3]-[.B123])*24;24)" office:value-type="float" office:value="0" calcext:value-type="float">
            <text:p>0.00</text:p>
          </table:table-cell>
          <table:table-cell table:formula="of:=SUM([.$D$4:.$D123])" office:value-type="float" office:value="219.5" calcext:value-type="float">
            <text:p>219.50</text:p>
          </table:table-cell>
          <table:table-cell table:formula="of:=625-[.E123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4]-[.B124])*24;24)" office:value-type="float" office:value="0" calcext:value-type="float">
            <text:p>0.00</text:p>
          </table:table-cell>
          <table:table-cell table:formula="of:=SUM([.$D$4:.$D124])" office:value-type="float" office:value="219.5" calcext:value-type="float">
            <text:p>219.50</text:p>
          </table:table-cell>
          <table:table-cell table:formula="of:=625-[.E124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5]-[.B125])*24;24)" office:value-type="float" office:value="0" calcext:value-type="float">
            <text:p>0.00</text:p>
          </table:table-cell>
          <table:table-cell table:formula="of:=SUM([.$D$4:.$D125])" office:value-type="float" office:value="219.5" calcext:value-type="float">
            <text:p>219.50</text:p>
          </table:table-cell>
          <table:table-cell table:formula="of:=625-[.E125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6]-[.B126])*24;24)" office:value-type="float" office:value="0" calcext:value-type="float">
            <text:p>0.00</text:p>
          </table:table-cell>
          <table:table-cell table:formula="of:=SUM([.$D$4:.$D126])" office:value-type="float" office:value="219.5" calcext:value-type="float">
            <text:p>219.50</text:p>
          </table:table-cell>
          <table:table-cell table:formula="of:=625-[.E126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7]-[.B127])*24;24)" office:value-type="float" office:value="0" calcext:value-type="float">
            <text:p>0.00</text:p>
          </table:table-cell>
          <table:table-cell table:formula="of:=SUM([.$D$4:.$D127])" office:value-type="float" office:value="219.5" calcext:value-type="float">
            <text:p>219.50</text:p>
          </table:table-cell>
          <table:table-cell table:formula="of:=625-[.E127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8]-[.B128])*24;24)" office:value-type="float" office:value="0" calcext:value-type="float">
            <text:p>0.00</text:p>
          </table:table-cell>
          <table:table-cell table:formula="of:=SUM([.$D$4:.$D128])" office:value-type="float" office:value="219.5" calcext:value-type="float">
            <text:p>219.50</text:p>
          </table:table-cell>
          <table:table-cell table:formula="of:=625-[.E128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29]-[.B129])*24;24)" office:value-type="float" office:value="0" calcext:value-type="float">
            <text:p>0.00</text:p>
          </table:table-cell>
          <table:table-cell table:formula="of:=SUM([.$D$4:.$D129])" office:value-type="float" office:value="219.5" calcext:value-type="float">
            <text:p>219.50</text:p>
          </table:table-cell>
          <table:table-cell table:formula="of:=625-[.E129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0]-[.B130])*24;24)" office:value-type="float" office:value="0" calcext:value-type="float">
            <text:p>0.00</text:p>
          </table:table-cell>
          <table:table-cell table:formula="of:=SUM([.$D$4:.$D130])" office:value-type="float" office:value="219.5" calcext:value-type="float">
            <text:p>219.50</text:p>
          </table:table-cell>
          <table:table-cell table:formula="of:=625-[.E130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MOD(([.C131]-[.B131])*24;24)" office:value-type="float" office:value="0" calcext:value-type="float">
            <text:p>0.00</text:p>
          </table:table-cell>
          <table:table-cell table:formula="of:=SUM([.$D$4:.$D131])" office:value-type="float" office:value="219.5" calcext:value-type="float">
            <text:p>219.50</text:p>
          </table:table-cell>
          <table:table-cell table:formula="of:=625-[.E131]" office:value-type="float" office:value="405.5" calcext:value-type="float">
            <text:p>405.50</text:p>
          </table:table-cell>
          <table:table-cell table:number-columns-repeated="1016"/>
        </table:table-row>
        <table:table-row table:style-name="ro1" table:number-rows-repeated="104844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09:48:09.877566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4T09:59:03.694026517</dc:date>
    <meta:editing-duration>P3DT23H50M25S</meta:editing-duration>
    <meta:editing-cycles>132</meta:editing-cycles>
    <meta:generator>LibreOffice/4.1.5.3$Linux_X86_64 LibreOffice_project/410m0$Build-3</meta:generator>
    <meta:document-statistic meta:table-count="1" meta:cell-count="719" meta:object-count="0"/>
  </office:meta>
</office:document-meta>
</file>